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ObjectReplacements/Object 2"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Heading_20_1">
      <style:paragraph-properties fo:break-before="page"/>
    </style:style>
    <style:style style:name="P2" style:family="paragraph" style:parent-style-name="Preformatted_20_Text">
      <style:paragraph-properties fo:margin-top="0cm" fo:margin-bottom="0.499cm" style:contextual-spacing="false"/>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T1" style:family="text">
      <style:text-properties fo:font-weight="bold"/>
    </style:style>
    <style:style style:name="fr1" style:family="graphic" style:parent-style-name="OLE">
      <style:graphic-properties fo:margin-left="0cm" fo:margin-right="0cm" fo:margin-top="0cm" fo:margin-bottom="0cm" style:vertical-pos="top" style:vertical-rel="baseline" fo:padding="0cm" fo:border="none" draw:frame-display-border="true" draw:ole-draw-aspect="1"/>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etecção de Colisão 2D</text:h>
      <text:p text:style-name="Text_20_body">Algoritmos para detectar colisões em jogos 2D dependem do tipo de formas que podem colidir (por exemplo, retângulo para retângulo, retângulo para círculo, círculo para círculo). Geralmente, você terá uma forma genérica simples que abrange a entidade conhecida como "hitbox", portanto, mesmo que a colisão não seja perfeita, ela terá boa aparência e terá bom desempenho em várias entidades. Este artigo fornece uma revisão das técnicas mais comuns usadas para fornecer detecção de colisão em jogos 2D.</text:p>
      <text:h text:style-name="Heading_20_2" text:outline-level="2"><text:bookmark text:name="caixa_delimitadora_alinhada_por_eixo"/><text:a xlink:type="simple" xlink:href="https://developer.mozilla.org/pt-BR/docs/Games/Techniques/2D_collision_detection#caixa_delimitadora_alinhada_por_eixo" text:style-name="Internet_20_link" text:visited-style-name="Visited_20_Internet_20_Link">Caixa delimitadora alinhada por eixo</text:a></text:h>
      <text:p text:style-name="Text_20_body">Uma das formas mais simples de detecção de colisão é entre dois retângulos alinhados no eixo — ou seja, sem rotação. O algoritmo funciona garantindo que não haja nenhum espaço entre os 4 lados dos retângulos. Qualquer lacuna significa que uma colisão não existe.</text:p>
      <text:p text:style-name="Preformatted_20_Text"><text:span text:style-name="Source_20_Text">var rect1 = {x: 5, y: 5, width: 50, height: 50}</text:span></text:p>
      <text:p text:style-name="Preformatted_20_Text"><text:span text:style-name="Source_20_Text">var rect2 = {x: 20, y: 10, width: 10, height: 10}</text:span></text:p>
      <text:p text:style-name="Preformatted_20_Text"/>
      <text:p text:style-name="Preformatted_20_Text"><text:span text:style-name="Source_20_Text">if (rect1.x &lt; rect2.x + rect2.width &amp;&amp;</text:span></text:p>
      <text:p text:style-name="Preformatted_20_Text"><text:span text:style-name="Source_20_Text"><text:s text:c="3"/>rect1.x + rect1.width &gt; rect2.x &amp;&amp;</text:span></text:p>
      <text:p text:style-name="Preformatted_20_Text"><text:span text:style-name="Source_20_Text"><text:s text:c="3"/>rect1.y &lt; rect2.y + rect2.height &amp;&amp;</text:span></text:p>
      <text:p text:style-name="Preformatted_20_Text"><text:span text:style-name="Source_20_Text"><text:s text:c="3"/>rect1.y + rect1.height &gt; rect2.y) {</text:span></text:p>
      <text:p text:style-name="Preformatted_20_Text"><text:span text:style-name="Source_20_Text"><text:s text:c="4"/>// collision detected!</text:span></text:p>
      <text:p text:style-name="Preformatted_20_Text"><text:span text:style-name="Source_20_Text">}</text:span></text:p>
      <text:p text:style-name="Preformatted_20_Text"/>
      <text:p text:style-name="Preformatted_20_Text"><text:span text:style-name="Source_20_Text">// filling in the values =&gt;</text:span></text:p>
      <text:p text:style-name="Preformatted_20_Text"/>
      <text:p text:style-name="Preformatted_20_Text"><text:span text:style-name="Source_20_Text">if (5 &lt; 30 &amp;&amp;</text:span></text:p>
      <text:p text:style-name="Preformatted_20_Text"><text:span text:style-name="Source_20_Text"><text:s text:c="4"/>55 &gt; 20 &amp;&amp;</text:span></text:p>
      <text:p text:style-name="Preformatted_20_Text"><text:span text:style-name="Source_20_Text"><text:s text:c="4"/>5 &lt; 20 &amp;&amp;</text:span></text:p>
      <text:p text:style-name="Preformatted_20_Text"><text:span text:style-name="Source_20_Text"><text:s text:c="4"/>55 &gt; 10) {</text:span></text:p>
      <text:p text:style-name="Preformatted_20_Text"><text:span text:style-name="Source_20_Text"><text:s text:c="4"/>// collision detected!</text:span></text:p>
      <text:p text:style-name="P2"><text:span text:style-name="Source_20_Text">}</text:span></text:p>
      <text:h text:style-name="Heading_20_1" text:outline-level="1">Detecção de Colisão 2D</text:h>
      <text:p text:style-name="Text_20_body">Algoritmos para detectar colisões em jogos 2D dependem do tipo de formas que podem colidir (por exemplo, retângulo para retângulo, retângulo para círculo, círculo para círculo). Geralmente, você terá uma forma genérica simples que abrange a entidade conhecida como "hitbox", portanto, mesmo que a colisão não seja perfeita, ela terá boa aparência e terá bom desempenho em várias entidades. Este artigo fornece uma revisão das técnicas mais comuns usadas para fornecer detecção de colisão em jogos 2D.</text:p>
      <text:h text:style-name="Heading_20_2" text:outline-level="2"><text:bookmark text:name="caixa_delimitadora_alinhada_por_eixo1"/><text:a xlink:type="simple" xlink:href="https://developer.mozilla.org/pt-BR/docs/Games/Techniques/2D_collision_detection#caixa_delimitadora_alinhada_por_eixo" text:style-name="Internet_20_link" text:visited-style-name="Visited_20_Internet_20_Link">Caixa delimitadora alinhada por eixo</text:a></text:h>
      <text:p text:style-name="Text_20_body">Uma das formas mais simples de detecção de colisão é entre dois retângulos alinhados no eixo — ou seja, sem rotação. O algoritmo funciona garantindo que não haja nenhum espaço entre os 4 lados dos retângulos. Qualquer lacuna significa que uma colisão não existe.</text:p>
      <text:p text:style-name="Preformatted_20_Text"><text:span text:style-name="Source_20_Text">var rect1 = {x: 5, y: 5, width: 50, height: 50}</text:span></text:p>
      <text:p text:style-name="Preformatted_20_Text"><text:span text:style-name="Source_20_Text">var rect2 = {x: 20, y: 10, width: 10, height: 10}</text:span></text:p>
      <text:p text:style-name="Preformatted_20_Text"><text:soft-page-break/></text:p>
      <text:p text:style-name="Preformatted_20_Text"><text:span text:style-name="Source_20_Text">if (rect1.x &lt; rect2.x + rect2.width &amp;&amp;</text:span></text:p>
      <text:p text:style-name="Preformatted_20_Text"><text:span text:style-name="Source_20_Text"><text:s text:c="3"/>rect1.x + rect1.width &gt; rect2.x &amp;&amp;</text:span></text:p>
      <text:p text:style-name="Preformatted_20_Text"><text:span text:style-name="Source_20_Text"><text:s text:c="3"/>rect1.y &lt; rect2.y + rect2.height &amp;&amp;</text:span></text:p>
      <text:p text:style-name="Preformatted_20_Text"><text:span text:style-name="Source_20_Text"><text:s text:c="3"/>rect1.y + rect1.height &gt; rect2.y) {</text:span></text:p>
      <text:p text:style-name="Preformatted_20_Text"><text:span text:style-name="Source_20_Text"><text:s text:c="4"/>// collision detected!</text:span></text:p>
      <text:p text:style-name="Preformatted_20_Text"><text:span text:style-name="Source_20_Text">}</text:span></text:p>
      <text:p text:style-name="Preformatted_20_Text"/>
      <text:p text:style-name="Preformatted_20_Text"><text:span text:style-name="Source_20_Text">// filling in the values =&gt;</text:span></text:p>
      <text:p text:style-name="Preformatted_20_Text"/>
      <text:p text:style-name="Preformatted_20_Text"><text:span text:style-name="Source_20_Text">if (5 &lt; 30 &amp;&amp;</text:span></text:p>
      <text:p text:style-name="Preformatted_20_Text"><text:span text:style-name="Source_20_Text"><text:s text:c="4"/>55 &gt; 20 &amp;&amp;</text:span></text:p>
      <text:p text:style-name="Preformatted_20_Text"><text:span text:style-name="Source_20_Text"><text:s text:c="4"/>5 &lt; 20 &amp;&amp;</text:span></text:p>
      <text:p text:style-name="Preformatted_20_Text"><text:span text:style-name="Source_20_Text"><text:s text:c="4"/>55 &gt; 10) {</text:span></text:p>
      <text:p text:style-name="Preformatted_20_Text"><text:span text:style-name="Source_20_Text"><text:s text:c="4"/>// collision detected!</text:span></text:p>
      <text:p text:style-name="P2"><text:span text:style-name="Source_20_Text">}</text:span></text:p>
      <text:p text:style-name="Text_20_body"><text:s/></text:p>
      <text:section text:style-name="Sect1" text:name="sect1">
        <text:p text:style-name="Text_20_body"><text:span text:style-name="Strong_20_Emphasis">Nota:</text:span> <text:a xlink:type="simple" xlink:href="https://jsfiddle.net/jlr7245/217jrozd/3/" office:target-frame-name="_blank" xlink:show="new" text:style-name="Internet_20_link" text:visited-style-name="Visited_20_Internet_20_Link">Outro exemplo sem o Canvas ou bibliotecas externas.</text:a></text:p>
      </text:section>
      <text:h text:style-name="Heading_20_2" text:outline-level="2"><text:bookmark text:name="colisão_circular"/><text:a xlink:type="simple" xlink:href="https://developer.mozilla.org/pt-BR/docs/Games/Techniques/2D_collision_detection#colisão_circular" text:style-name="Internet_20_link" text:visited-style-name="Visited_20_Internet_20_Link">Colisão Circular</text:a></text:h>
      <text:p text:style-name="Text_20_body">Outra forma simples para detecção de colisão é entre dois círculos. Esse algoritmo funciona tomando os pontos centrais dos dois círculos e garantindo que a distância entre os pontos centrais seja menor que os dois raios somados.</text:p>
      <text:p text:style-name="Preformatted_20_Text"><text:span text:style-name="Source_20_Text">var circle1 = {radius: 20, x: 5, y: 5};</text:span></text:p>
      <text:p text:style-name="Preformatted_20_Text"><text:span text:style-name="Source_20_Text">var circle2 = {radius: 12, x: 10, y: 5};</text:span></text:p>
      <text:p text:style-name="Preformatted_20_Text"/>
      <text:p text:style-name="Preformatted_20_Text"><text:span text:style-name="Source_20_Text">var dx = circle1.x - circle2.x;</text:span></text:p>
      <text:p text:style-name="Preformatted_20_Text"><text:span text:style-name="Source_20_Text">var dy = circle1.y - circle2.y;</text:span></text:p>
      <text:p text:style-name="Preformatted_20_Text"><text:span text:style-name="Source_20_Text">var distance = Math.sqrt(dx * dx + dy * dy);</text:span></text:p>
      <text:p text:style-name="Preformatted_20_Text"/>
      <text:p text:style-name="Preformatted_20_Text"><text:span text:style-name="Source_20_Text">if (distance &lt; circle1.radius + circle2.radius) {</text:span></text:p>
      <text:p text:style-name="Preformatted_20_Text"><text:span text:style-name="Source_20_Text"><text:s text:c="4"/>// collision detected!</text:span></text:p>
      <text:p text:style-name="P2"><text:span text:style-name="Source_20_Text">}</text:span></text:p>
      <text:h text:style-name="Heading_20_1" text:outline-level="1">Detecção de Colisão 2D</text:h>
      <text:p text:style-name="Text_20_body">Algoritmos para detectar colisões em jogos 2D dependem do tipo de formas que podem colidir (por exemplo, retângulo para retângulo, retângulo para círculo, círculo para círculo). Geralmente, você terá uma forma genérica simples que abrange a entidade conhecida como "hitbox", portanto, mesmo que a colisão não seja perfeita, ela terá boa aparência e terá bom desempenho em várias entidades. Este artigo fornece uma revisão das técnicas mais comuns usadas para fornecer detecção de colisão em jogos 2D.</text:p>
      <text:h text:style-name="Heading_20_2" text:outline-level="2"><text:bookmark text:name="caixa_delimitadora_alinhada_por_eixo2"/><text:a xlink:type="simple" xlink:href="https://developer.mozilla.org/pt-BR/docs/Games/Techniques/2D_collision_detection#caixa_delimitadora_alinhada_por_eixo" text:style-name="Internet_20_link" text:visited-style-name="Visited_20_Internet_20_Link">Caixa delimitadora alinhada por eixo</text:a></text:h>
      <text:p text:style-name="Text_20_body">Uma das formas mais simples de detecção de colisão é entre dois retângulos alinhados no eixo — ou seja, sem rotação. O algoritmo funciona garantindo que não haja nenhum espaço entre os 4 lados dos retângulos. Qualquer lacuna significa que uma colisão não existe.</text:p>
      <text:p text:style-name="Preformatted_20_Text"><text:span text:style-name="Source_20_Text">var rect1 = {x: 5, y: 5, width: 50, height: 50}</text:span></text:p>
      <text:p text:style-name="Preformatted_20_Text"><text:span text:style-name="Source_20_Text">var rect2 = {x: 20, y: 10, width: 10, height: 10}</text:span></text:p>
      <text:p text:style-name="Preformatted_20_Text"><text:soft-page-break/></text:p>
      <text:p text:style-name="Preformatted_20_Text"><text:span text:style-name="Source_20_Text">if (rect1.x &lt; rect2.x + rect2.width &amp;&amp;</text:span></text:p>
      <text:p text:style-name="Preformatted_20_Text"><text:span text:style-name="Source_20_Text"><text:s text:c="3"/>rect1.x + rect1.width &gt; rect2.x &amp;&amp;</text:span></text:p>
      <text:p text:style-name="Preformatted_20_Text"><text:span text:style-name="Source_20_Text"><text:s text:c="3"/>rect1.y &lt; rect2.y + rect2.height &amp;&amp;</text:span></text:p>
      <text:p text:style-name="Preformatted_20_Text"><text:span text:style-name="Source_20_Text"><text:s text:c="3"/>rect1.y + rect1.height &gt; rect2.y) {</text:span></text:p>
      <text:p text:style-name="Preformatted_20_Text"><text:span text:style-name="Source_20_Text"><text:s text:c="4"/>// collision detected!</text:span></text:p>
      <text:p text:style-name="Preformatted_20_Text"><text:span text:style-name="Source_20_Text">}</text:span></text:p>
      <text:p text:style-name="Preformatted_20_Text"/>
      <text:p text:style-name="Preformatted_20_Text"><text:span text:style-name="Source_20_Text">// filling in the values =&gt;</text:span></text:p>
      <text:p text:style-name="Preformatted_20_Text"/>
      <text:p text:style-name="Preformatted_20_Text"><text:span text:style-name="Source_20_Text">if (5 &lt; 30 &amp;&amp;</text:span></text:p>
      <text:p text:style-name="Preformatted_20_Text"><text:span text:style-name="Source_20_Text"><text:s text:c="4"/>55 &gt; 20 &amp;&amp;</text:span></text:p>
      <text:p text:style-name="Preformatted_20_Text"><text:span text:style-name="Source_20_Text"><text:s text:c="4"/>5 &lt; 20 &amp;&amp;</text:span></text:p>
      <text:p text:style-name="Preformatted_20_Text"><text:span text:style-name="Source_20_Text"><text:s text:c="4"/>55 &gt; 10) {</text:span></text:p>
      <text:p text:style-name="Preformatted_20_Text"><text:span text:style-name="Source_20_Text"><text:s text:c="4"/>// collision detected!</text:span></text:p>
      <text:p text:style-name="P2"><text:span text:style-name="Source_20_Text">}</text:span></text:p>
      <text:p text:style-name="Text_20_body"><draw:frame draw:style-name="fr1" draw:name="Objeto2" text:anchor-type="as-char" svg:width="18.521cm" svg:height="7.938cm" draw:z-index="0"><draw:floating-frame xlink:href="https://yari-demos.prod.mdn.mozit.cloud/pt-BR/docs/Games/Techniques/2D_collision_detection/_sample_.rect_code.html" xlink:type="simple" xlink:show="embed" xlink:actuate="onLoad"/></draw:frame><text:s/></text:p>
      <text:section text:style-name="Sect1" text:name="Seção1">
        <text:p text:style-name="Text_20_body"><text:bookmark text:name="sect1"/><text:span text:style-name="Strong_20_Emphasis">Nota:</text:span> <text:a xlink:type="simple" xlink:href="https://jsfiddle.net/jlr7245/217jrozd/3/" office:target-frame-name="_blank" xlink:show="new" text:style-name="Internet_20_link" text:visited-style-name="Visited_20_Internet_20_Link">Outro exemplo sem o Canvas ou bibliotecas externas.</text:a></text:p>
      </text:section>
      <text:h text:style-name="Heading_20_2" text:outline-level="2"><text:bookmark text:name="colisão_circular1"/><text:a xlink:type="simple" xlink:href="https://developer.mozilla.org/pt-BR/docs/Games/Techniques/2D_collision_detection#colisão_circular" text:style-name="Internet_20_link" text:visited-style-name="Visited_20_Internet_20_Link">Colisão Circular</text:a></text:h>
      <text:p text:style-name="Text_20_body">Outra forma simples para detecção de colisão é entre dois círculos. Esse algoritmo funciona tomando os pontos centrais dos dois círculos e garantindo que a distância entre os pontos centrais seja menor que os dois raios somados.</text:p>
      <text:p text:style-name="Preformatted_20_Text"><text:span text:style-name="Source_20_Text">var circle1 = {radius: 20, x: 5, y: 5};</text:span></text:p>
      <text:p text:style-name="Preformatted_20_Text"><text:span text:style-name="Source_20_Text">var circle2 = {radius: 12, x: 10, y: 5};</text:span></text:p>
      <text:p text:style-name="Preformatted_20_Text"/>
      <text:p text:style-name="Preformatted_20_Text"><text:span text:style-name="Source_20_Text">var dx = circle1.x - circle2.x;</text:span></text:p>
      <text:p text:style-name="Preformatted_20_Text"><text:span text:style-name="Source_20_Text">var dy = circle1.y - circle2.y;</text:span></text:p>
      <text:p text:style-name="Preformatted_20_Text"><text:span text:style-name="Source_20_Text">var distance = Math.sqrt(dx * dx + dy * dy);</text:span></text:p>
      <text:p text:style-name="Preformatted_20_Text"/>
      <text:p text:style-name="Preformatted_20_Text"><text:span text:style-name="Source_20_Text">if (distance &lt; circle1.radius + circle2.radius) {</text:span></text:p>
      <text:p text:style-name="Preformatted_20_Text"><text:span text:style-name="Source_20_Text"><text:s text:c="4"/>// collision detected!</text:span></text:p>
      <text:p text:style-name="P2"><text:span text:style-name="Source_20_Text">}</text:span></text:p>
      <text:p text:style-name="Text_20_body"><text:soft-page-break/><draw:frame draw:style-name="fr1" draw:name="Objeto3" text:anchor-type="as-char" svg:width="18.521cm" svg:height="7.938cm" draw:z-index="1"><draw:floating-frame xlink:href="https://yari-demos.prod.mdn.mozit.cloud/pt-BR/docs/Games/Techniques/2D_collision_detection/_sample_.playable_code.html" xlink:type="simple" xlink:show="embed" xlink:actuate="onLoad"/></draw:frame><text:s/></text:p>
      <text:section text:style-name="Sect1" text:name="sect2">
        <text:p text:style-name="Text_20_body"><text:span text:style-name="Strong_20_Emphasis">Nota:</text:span> <text:a xlink:type="simple" xlink:href="https://jsfiddle.net/jlr7245/teb4znk0/20/" office:target-frame-name="_blank" xlink:show="new" text:style-name="Internet_20_link" text:visited-style-name="Visited_20_Internet_20_Link">Aqui é outro exemplo sem o Canvas ou bibliotecas externas.</text:a></text:p>
      </text:section>
      <text:h text:style-name="Heading_20_2" text:outline-level="2"><text:bookmark text:name="teorema_do_eixo_de_separação"/><text:a xlink:type="simple" xlink:href="https://developer.mozilla.org/pt-BR/docs/Games/Techniques/2D_collision_detection#teorema_do_eixo_de_separação" text:style-name="Internet_20_link" text:visited-style-name="Visited_20_Internet_20_Link">Teorema do eixo de separação</text:a></text:h>
      <text:p text:style-name="Text_20_body">Este é um algoritmo de colisão que pode detectar uma colisão entre quaisquer dois polígonos *convexos*. É mais complicado implementar do que os métodos acima, mas é mais poderoso. A complexidade de um algoritmo como esse significa que precisaremos considerar a otimização de desempenho, abordada na próxima seção.</text:p>
      <text:p text:style-name="Text_20_body">A implementação do SAT está fora do escopo desta página, portanto, veja os tutoriais recomendados abaixo:</text:p>
      <text:list xml:id="list2937848787" text:style-name="L1">
        <text:list-item>
          <text:p text:style-name="P4"><text:a xlink:type="simple" xlink:href="http://www.sevenson.com.au/actionscript/sat/" office:target-frame-name="_blank" xlink:show="new" text:style-name="Internet_20_link" text:visited-style-name="Visited_20_Internet_20_Link">Separating Axis Theorem (SAT) explanation</text:a> </text:p>
        </text:list-item>
        <text:list-item>
          <text:p text:style-name="P4"><text:a xlink:type="simple" xlink:href="http://www.metanetsoftware.com/technique/tutorialA.html" office:target-frame-name="_blank" xlink:show="new" text:style-name="Internet_20_link" text:visited-style-name="Visited_20_Internet_20_Link">Collision detection and response</text:a> </text:p>
        </text:list-item>
        <text:list-item>
          <text:p text:style-name="P4"><text:a xlink:type="simple" xlink:href="http://gamedevelopment.tutsplus.com/tutorials/collision-detection-using-the-separating-axis-theorem--gamedev-169" office:target-frame-name="_blank" xlink:show="new" text:style-name="Internet_20_link" text:visited-style-name="Visited_20_Internet_20_Link">Collision detection Using the Separating Axis Theorem</text:a> </text:p>
        </text:list-item>
        <text:list-item>
          <text:p text:style-name="P4"><text:a xlink:type="simple" xlink:href="http://www.codezealot.org/archives/55" office:target-frame-name="_blank" xlink:show="new" text:style-name="Internet_20_link" text:visited-style-name="Visited_20_Internet_20_Link">SAT (Separating Axis Theorem)</text:a> </text:p>
        </text:list-item>
        <text:list-item>
          <text:p text:style-name="P3"><text:a xlink:type="simple" xlink:href="http://rocketmandevelopment.com/blog/separation-of-axis-theorem-for-collision-detection/" office:target-frame-name="_blank" xlink:show="new" text:style-name="Internet_20_link" text:visited-style-name="Visited_20_Internet_20_Link">Separation of Axis Theorem (SAT) for Collision DDetection</text:a> </text:p>
        </text:list-item>
      </text:list>
      <text:h text:style-name="Heading_20_2" text:outline-level="2"><text:bookmark text:name="performance_de_colisão"/><text:a xlink:type="simple" xlink:href="https://developer.mozilla.org/pt-BR/docs/Games/Techniques/2D_collision_detection#performance_de_colisão" text:style-name="Internet_20_link" text:visited-style-name="Visited_20_Internet_20_Link">Performance de Colisão</text:a></text:h>
      <text:p text:style-name="Text_20_body">Embora alguns desses algoritmos para detecção de colisão sejam simples o suficiente para serem calculados, pode ser um desperdício de ciclos testar todas as entidades com todas as outras entidades. Normalmente os jogos dividem a colisão em duas fases, ampla e estreita.</text:p>
      <text:h text:style-name="Heading_20_3" text:outline-level="3"><text:bookmark text:name="fase_larga"/><text:a xlink:type="simple" xlink:href="https://developer.mozilla.org/pt-BR/docs/Games/Techniques/2D_collision_detection#fase_larga" text:style-name="Internet_20_link" text:visited-style-name="Visited_20_Internet_20_Link">Fase Larga</text:a></text:h>
      <text:p text:style-name="Text_20_body">A fase ampla deve fornecer uma lista de entidades que *podem* estar colidindo. Isso pode ser implementado com uma estrutura de dados espacial que lhe dará uma ideia aproximada de onde a entidade existe e o que existe em torno dela. Alguns exemplos de estruturas de dados espaciais são Quad Trees, R-Trees ou um Spash Hashmap.</text:p>
      <text:h text:style-name="Heading_20_3" text:outline-level="3"><text:bookmark text:name="fase_estreita"/><text:soft-page-break/><text:a xlink:type="simple" xlink:href="https://developer.mozilla.org/pt-BR/docs/Games/Techniques/2D_collision_detection#fase_estreita" text:style-name="Internet_20_link" text:visited-style-name="Visited_20_Internet_20_Link">Fase estreita</text:a></text:h>
      <text:p text:style-name="Text_20_body">Quando você tem uma pequena lista de entidades para verificar, você vai querer usar um algoritmo de fase estreita (como os listados acima) para fornecer uma resposta certa sobre se há uma colisão ou não.</text:p>
      <text:section text:style-name="Sect1" text:name="on-github">
        <text:h text:style-name="Heading_20_3" text:outline-level="3">Found a problem with this page?</text:h>
        <text:list xml:id="list712806929" text:style-name="L2">
          <text:list-item>
            <text:p text:style-name="P6"><text:a xlink:type="simple" xlink:href="https://github.com/mdn/translated-content/edit/main/files/pt-br/games/techniques/2d_collision_detection/index.md" office:target-frame-name="_blank" xlink:show="new" text:style-name="Internet_20_link" text:visited-style-name="Visited_20_Internet_20_Link">Edit on </text:a><text:a xlink:type="simple" xlink:href="https://github.com/mdn/translated-content/edit/main/files/pt-br/games/techniques/2d_collision_detection/index.md" office:target-frame-name="_blank" xlink:show="new" text:style-name="Internet_20_link" text:visited-style-name="Visited_20_Internet_20_Link"><text:span text:style-name="T1">GitHub</text:span></text:a></text:p>
          </text:list-item>
          <text:list-item>
            <text:p text:style-name="P6"><text:a xlink:type="simple" xlink:href="https://github.com/mdn/translated-content/blob/main/files/pt-br/games/techniques/2d_collision_detection/index.md?plain=1" office:target-frame-name="_blank" xlink:show="new" text:style-name="Internet_20_link" text:visited-style-name="Visited_20_Internet_20_Link">Source on </text:a><text:a xlink:type="simple" xlink:href="https://github.com/mdn/translated-content/blob/main/files/pt-br/games/techniques/2d_collision_detection/index.md?plain=1" office:target-frame-name="_blank" xlink:show="new" text:style-name="Internet_20_link" text:visited-style-name="Visited_20_Internet_20_Link"><text:span text:style-name="T1">GitHub</text:span></text:a></text:p>
          </text:list-item>
          <text:list-item>
            <text:p text:style-name="P6"><text:a xlink:type="simple" xlink:href="https://github.com/mdn/translated-content/issues/new?template=page-report-pt-br.yml&amp;mdn-url=https%3A%2F%2Fdeveloper.mozilla.org%2Fpt-BR%2Fdocs%2FGames%2FTechniques%2F2D_collision_detection&amp;metadata=%3C%21--+Do+not+make+changes+below+this+line+--%3E%0A%3Cdetails%3E%0A%3Csummary%3EPage+report+details%3C%2Fsummary%3E%0A%0A*+Folder%3A+%60pt-br%2Fgames%2Ftechniques%2F2d_collision_detection%60%0A*+MDN+URL%3A+https%3A%2F%2Fdeveloper.mozilla.org%2Fpt-BR%2Fdocs%2FGames%2FTechniques%2F2D_collision_detection%0A*+GitHub+URL%3A+https%3A%2F%2Fgithub.com%2Fmdn%2Ftranslated-content%2Fblob%2Fmain%2Ffiles%2Fpt-br%2Fgames%2Ftechniques%2F2d_collision_detection%2Findex.md%0A*+Last+commit%3A+https%3A%2F%2Fgithub.com%2Fmdn%2Ftranslated-content%2Fcommit%2F3d2d808ef7c99cc126f394f444b05f504babf3eb%0A*+Document+last+modified%3A+2022-11-04T10%3A27%3A00.000Z%0A%0A%3C%2Fdetails%3E" office:target-frame-name="_blank" xlink:show="new" text:style-name="Internet_20_link" text:visited-style-name="Visited_20_Internet_20_Link">Report a problem with this content on </text:a><text:a xlink:type="simple" xlink:href="https://github.com/mdn/translated-content/issues/new?template=page-report-pt-br.yml&amp;mdn-url=https%3A%2F%2Fdeveloper.mozilla.org%2Fpt-BR%2Fdocs%2FGames%2FTechniques%2F2D_collision_detection&amp;metadata=%3C%21--+Do+not+make+changes+below+this+line+--%3E%0A%3Cdetails%3E%0A%3Csummary%3EPage+report+details%3C%2Fsummary%3E%0A%0A*+Folder%3A+%60pt-br%2Fgames%2Ftechniques%2F2d_collision_detection%60%0A*+MDN+URL%3A+https%3A%2F%2Fdeveloper.mozilla.org%2Fpt-BR%2Fdocs%2FGames%2FTechniques%2F2D_collision_detection%0A*+GitHub+URL%3A+https%3A%2F%2Fgithub.com%2Fmdn%2Ftranslated-content%2Fblob%2Fmain%2Ffiles%2Fpt-br%2Fgames%2Ftechniques%2F2d_collision_detection%2Findex.md%0A*+Last+commit%3A+https%3A%2F%2Fgithub.com%2Fmdn%2Ftranslated-content%2Fcommit%2F3d2d808ef7c99cc126f394f444b05f504babf3eb%0A*+Document+last+modified%3A+2022-11-04T10%3A27%3A00.000Z%0A%0A%3C%2Fdetails%3E" office:target-frame-name="_blank" xlink:show="new" text:style-name="Internet_20_link" text:visited-style-name="Visited_20_Internet_20_Link"><text:span text:style-name="T1">GitHub</text:span></text:a></text:p>
          </text:list-item>
          <text:list-item>
            <text:p text:style-name="P5">Want to fix the problem yourself? Learn <text:a xlink:type="simple" xlink:href="https://github.com/mdn/content/blob/main/CONTRIBUTING.md" office:target-frame-name="_blank" xlink:show="new" text:style-name="Internet_20_link" text:visited-style-name="Visited_20_Internet_20_Link">how to contribute</text:a>!</text:p>
          </text:list-item>
        </text:list>
      </text:section>
      <text:p text:style-name="Text_20_body"><text:span text:style-name="T1">Last modified:</text:span> , <text:a xlink:type="simple" xlink:href="https://developer.mozilla.org/pt-BR/docs/Games/Techniques/2D_collision_detection/contributors.txt" text:style-name="Internet_20_link" text:visited-style-name="Visited_20_Internet_20_Link">by MDN contributors</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6T07:29:16.945867931</meta:creation-date>
    <dc:date>2022-12-16T07:39:28.667100748</dc:date>
    <meta:editing-duration>PT10M11S</meta:editing-duration>
    <meta:editing-cycles>3</meta:editing-cycles>
    <meta:generator>LibreOffice/7.3.7.2$Linux_X86_64 LibreOffice_project/30$Build-2</meta:generator>
    <meta:document-statistic meta:table-count="0" meta:image-count="0" meta:object-count="2" meta:page-count="5" meta:paragraph-count="103" meta:word-count="1112" meta:character-count="6515" meta:non-whitespace-character-count="5406"/>
  </office:meta>
</office:document-meta>
</file>